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Shruti" svg:font-family="Shruti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</office:automatic-styles>
  <office:body>
    <office:text text:use-soft-page-breaks="true">
      <text:p text:style-name="P1">Problème : L’objectif est de réussir à décoder un signal bruité en utilisant des outils adaptés issus du traitement du signal, notamment l’analyse par transformée de Fourrier.</text:p>
      <text:p text:style-name="P2"/>
      <text:p text:style-name="P3">Création d’un git :<text:s/><text:a xlink:href="https://github.com/Jilliel/OASIS.git" office:target-frame-name="_top" xlink:show="replace"><text:span text:style-name="Lienhypertexte">https://github.com/Jilliel/OASIS.git</text:span></text:a></text:p>
      <text:p text:style-name="P4"/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Shruti" svg:font-family="Shruti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Shruti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Shruti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Shruti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Shruti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Shruti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Shruti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Shruti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Shruti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Shruti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Shruti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Shruti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Shruti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Shruti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Shruti" fo:color="#0F4761"/>
    </style:style>
    <style:style style:name="Titre6Car" style:display-name="Titre 6 Car" style:family="text" style:parent-style-name="Policepardéfaut">
      <style:text-properties style:font-name-asian="Times New Roman" style:font-name-complex="Shruti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Shruti" fo:color="#595959"/>
    </style:style>
    <style:style style:name="Titre8Car" style:display-name="Titre 8 Car" style:family="text" style:parent-style-name="Policepardéfaut">
      <style:text-properties style:font-name-asian="Times New Roman" style:font-name-complex="Shruti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Shruti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Shruti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Shruti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-asian="Times New Roman" style:font-name-complex="Shruti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Shruti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phaël Dalle Risbourg</meta:initial-creator>
    <dc:creator>Raphaël Dalle Risbourg</dc:creator>
    <meta:creation-date>2025-02-17T14:57:00Z</meta:creation-date>
    <dc:date>2025-02-17T14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44" meta:character-count="286" meta:row-count="2" meta:non-whitespace-character-count="243"/>
  </office:meta>
</office:document-meta>
</file>